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C000002A0D107EFFEEA82A7A0.png" manifest:media-type="image/png"/>
  <manifest:file-entry manifest:full-path="Pictures/10000000000002B8000001D830C8809A8E781490.png" manifest:media-type="image/png"/>
  <manifest:file-entry manifest:full-path="Pictures/1000000000000380000001D8D78BEAA8E0BABA8C.png" manifest:media-type="image/png"/>
  <manifest:file-entry manifest:full-path="Pictures/10000000000004AC000002A0C1DFC5E551423BCD.png" manifest:media-type="image/png"/>
  <manifest:file-entry manifest:full-path="Pictures/1000000000000380000001D86E2D27E2690BB7C4.png" manifest:media-type="image/png"/>
  <manifest:file-entry manifest:full-path="Pictures/10000000000002B8000001D8E0936CFD8CCDCF5B.png" manifest:media-type="image/png"/>
  <manifest:file-entry manifest:full-path="Pictures/10000000000002B8000001D83E8463C0638AE6F1.png" manifest:media-type="image/png"/>
  <manifest:file-entry manifest:full-path="Pictures/10000000000004AC000001D84136DBE734192952.png" manifest:media-type="image/png"/>
  <manifest:file-entry manifest:full-path="Pictures/1000000000000380000002A0E0A2ADFCF1827B1E.png" manifest:media-type="image/png"/>
  <manifest:file-entry manifest:full-path="Pictures/10000000000003F800000304E7B899D0CDE2D69C.png" manifest:media-type="image/png"/>
  <manifest:file-entry manifest:full-path="Pictures/1000000000000380000002A01F5B5CFA96603812.png" manifest:media-type="image/png"/>
  <manifest:file-entry manifest:full-path="Pictures/10000000000004AC000001D8C27EE5E79480F9BC.png" manifest:media-type="image/png"/>
  <manifest:file-entry manifest:full-path="Pictures/10000000000003F800000304BD07C5AF8F2D2B71.png" manifest:media-type="image/png"/>
  <manifest:file-entry manifest:full-path="Pictures/10000000000002B8000001D8B7BC0603270311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46b0c" officeooo:paragraph-rsid="00146b0c"/>
    </style:style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">QGSP_BIC_HP</text:p>
            </table:table-cell>
            <table:table-cell table:style-name="Table1.B1" office:value-type="string">
              <text:p text:style-name="P1">QGSP_BERTINI_HP</text:p>
            </table:table-cell>
          </table:table-row>
        </table:table-header-rows>
        <table:table-row>
          <table:table-cell table:style-name="Table1.A2" office:value-type="string">
            <text:p text:style-name="P2"><draw:frame draw:style-name="fr1" draw:name="Image1" text:anchor-type="paragraph" svg:width="8.306cm" svg:height="6.311cm" draw:z-index="0"><draw:image xlink:href="Pictures/10000000000003F800000304E7B899D0CDE2D69C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1" draw:name="Image2" text:anchor-type="paragraph" svg:width="8.306cm" svg:height="6.311cm" draw:z-index="1"><draw:image xlink:href="Pictures/10000000000003F800000304BD07C5AF8F2D2B7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2" draw:name="Image3" text:anchor-type="paragraph" svg:y="0.065cm" svg:width="8.306cm" svg:height="6.228cm" draw:z-index="2"><draw:image xlink:href="Pictures/1000000000000380000002A01F5B5CFA96603812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3" draw:name="Image4" text:anchor-type="paragraph" svg:width="8.306cm" svg:height="6.228cm" draw:z-index="3"><draw:image xlink:href="Pictures/1000000000000380000002A0E0A2ADFCF1827B1E.png" xlink:type="simple" xlink:show="embed" xlink:actuate="onLoad" loext:mime-type="image/png"/></draw:frame></text:p>
            <text:p text:style-name="P2"/>
          </table:table-cell>
        </table:table-row>
        <table:table-row>
          <table:table-cell table:style-name="Table1.A2" office:value-type="string">
            <text:p text:style-name="P2"><draw:frame draw:style-name="fr4" draw:name="Image5" text:anchor-type="paragraph" svg:width="8.306cm" svg:height="5.632cm" draw:z-index="4"><draw:image xlink:href="Pictures/10000000000002B8000001D83E8463C0638AE6F1.png" xlink:type="simple" xlink:show="embed" xlink:actuate="onLoad" loext:mime-type="image/png"/></draw:frame></text:p>
            <text:p text:style-name="P2"/>
          </table:table-cell>
          <table:table-cell table:style-name="Table1.B2" office:value-type="string">
            <text:p text:style-name="P2"><draw:frame draw:style-name="fr3" draw:name="Image6" text:anchor-type="paragraph" svg:width="8.306cm" svg:height="5.632cm" draw:z-index="5"><draw:image xlink:href="Pictures/10000000000002B8000001D8B7BC06032703111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2"><draw:frame draw:style-name="fr3" draw:name="Image7" text:anchor-type="paragraph" svg:width="8.306cm" svg:height="4.374cm" draw:z-index="7"><draw:image xlink:href="Pictures/1000000000000380000001D86E2D27E2690BB7C4.png" xlink:type="simple" xlink:show="embed" xlink:actuate="onLoad" loext:mime-type="image/png"/></draw:frame></text:p>
            <text:p text:style-name="P2"/>
          </table:table-cell>
          <table:table-cell table:style-name="Table1.B2" office:value-type="string">
            <text:p text:style-name="P2"><draw:frame draw:style-name="fr3" draw:name="Image8" text:anchor-type="paragraph" svg:width="8.306cm" svg:height="4.374cm" draw:z-index="6"><draw:image xlink:href="Pictures/1000000000000380000001D8D78BEAA8E0BABA8C.png" xlink:type="simple" xlink:show="embed" xlink:actuate="onLoad" loext:mime-type="image/png"/></draw:frame></text:p>
            <text:p text:style-name="P2"/>
          </table:table-cell>
        </table:table-row>
        <table:table-row>
          <table:table-cell table:style-name="Table1.A2" office:value-type="string">
            <text:p text:style-name="P2"><draw:frame draw:style-name="fr5" draw:name="Image10" text:anchor-type="paragraph" svg:x="0cm" svg:y="0.332cm" svg:width="8.306cm" svg:height="5.632cm" draw:z-index="9"><draw:image xlink:href="Pictures/10000000000002B8000001D8E0936CFD8CCDCF5B.png" xlink:type="simple" xlink:show="embed" xlink:actuate="onLoad" loext:mime-type="image/png"/></draw:frame></text:p>
            <text:p text:style-name="P2"/>
          </table:table-cell>
          <table:table-cell table:style-name="Table1.B2" office:value-type="string">
            <text:p text:style-name="P2"><draw:frame draw:style-name="fr5" draw:name="Image9" text:anchor-type="paragraph" svg:x="0.081cm" svg:y="0.3cm" svg:width="8.306cm" svg:height="5.632cm" draw:z-index="8"><draw:image xlink:href="Pictures/10000000000002B8000001D830C8809A8E78149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3" draw:name="Image11" text:anchor-type="paragraph" svg:width="8.306cm" svg:height="3.277cm" draw:z-index="11"><draw:image xlink:href="Pictures/10000000000004AC000001D8C27EE5E79480F9BC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3" draw:name="Image12" text:anchor-type="paragraph" svg:width="8.306cm" svg:height="3.277cm" draw:z-index="10"><draw:image xlink:href="Pictures/10000000000004AC000001D84136DBE73419295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2" draw:name="Image14" text:anchor-type="paragraph" svg:y="0.095cm" svg:width="8.306cm" svg:height="4.665cm" draw:z-index="13"><draw:image xlink:href="Pictures/10000000000004AC000002A0C1DFC5E551423BCD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5" draw:name="Image13" text:anchor-type="paragraph" svg:x="0.004cm" svg:y="0.129cm" svg:width="8.306cm" svg:height="4.665cm" draw:z-index="12"><draw:image xlink:href="Pictures/10000000000004AC000002A0D107EFFEEA82A7A0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53:12.254758887</meta:creation-date>
    <dc:date>2018-07-05T11:07:36.770224922</dc:date>
    <meta:editing-duration>PT3M23S</meta:editing-duration>
    <meta:editing-cycles>1</meta:editing-cycles>
    <meta:document-statistic meta:table-count="1" meta:image-count="14" meta:object-count="0" meta:page-count="2" meta:paragraph-count="3" meta:word-count="3" meta:character-count="29" meta:non-whitespace-character-count="29"/>
    <meta:generator>LibreOffice/6.0.3.2$Linux_X86_64 LibreOffice_project/00m0$Build-2</meta:generator>
  </office:meta>
</office:document-meta>
</file>